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97.06pt"/>
    </style:style>
    <style:style style:name="co4" style:family="table-column">
      <style:table-column-properties fo:break-before="auto" style:column-width="88.24pt"/>
    </style:style>
    <style:style style:name="co5" style:family="table-column">
      <style:table-column-properties fo:break-before="auto" style:column-width="65.54pt"/>
    </style:style>
    <style:style style:name="co6" style:family="table-column">
      <style:table-column-properties fo:break-before="auto" style:column-width="149.44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adea" fo:font-size="14pt" style:font-size-asian="14pt" style:font-size-complex="14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Caladea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Rolls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7" table:default-cell-style-name="ce1"/>
        <table:table-column table:style-name="co6" table:default-cell-style-name="ce1"/>
        <table:table-column table:style-name="co5" table:number-columns-repeated="1012" table:default-cell-style-name="ce1"/>
        <table:table-row table:style-name="ro1">
          <table:table-cell office:value-type="string" calcext:value-type="string">
            <text:p>RollId</text:p>
          </table:table-cell>
          <table:table-cell office:value-type="string" calcext:value-type="string">
            <text:p>IsManual</text:p>
          </table:table-cell>
          <table:table-cell office:value-type="string" calcext:value-type="string">
            <text:p>AllocatedTo</text:p>
          </table:table-cell>
          <table:table-cell office:value-type="string" calcext:value-type="string">
            <text:p>IsRejected</text:p>
          </table:table-cell>
          <table:table-cell table:number-columns-repeated="7"/>
          <table:table-cell office:value-type="string" calcext:value-type="string">
            <text:p>Departments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SEWING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7"/>
          <table:table-cell office:value-type="string" calcext:value-type="string">
            <text:p>CUTTING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AINING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SAMPLING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OUTSIDE PROCESSING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EWING" calcext:value-type="string">
            <text:p>SEW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TRAINING" calcext:value-type="string">
            <text:p>TRAIN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false</text:p>
          </table:table-cell>
          <table:table-cell table:formula="of:=INDEX([.$L$2:.$L$6];RANDBETWEEN(1;5))" office:value-type="string" office:string-value="OUTSIDE PROCESSING" calcext:value-type="string">
            <text:p>OUTSIDE PROCESS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fals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CUTTING" calcext:value-type="string">
            <text:p>CUTT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true</text:p>
          </table:table-cell>
          <table:table-cell table:formula="of:=INDEX([.$L$2:.$L$6];RANDBETWEEN(1;5))" office:value-type="string" office:string-value="SAMPLING" calcext:value-type="string">
            <text:p>SAMPLING</text:p>
          </table:table-cell>
          <table:table-cell table:style-name="ce2" office:value-type="string" calcext:value-type="string">
            <text:p>false</text:p>
          </table:table-cell>
          <table:table-cell table:number-columns-repeated="1020"/>
        </table:table-row>
        <table:table-row table:style-name="ro1" table:number-rows-repeated="10477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ollsList.A1:RollsList.L8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05-07T09:31:14.987894863</dc:date>
    <meta:editing-duration>PT12M8S</meta:editing-duration>
    <meta:editing-cycles>28</meta:editing-cycles>
    <meta:document-statistic meta:table-count="1" meta:cell-count="2981" meta:object-count="0"/>
  </office:meta>
</office:document-meta>
</file>